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9.86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773cm"/>
    </style:style>
    <style:style style:name="co6" style:family="table-column">
      <style:table-column-properties fo:break-before="auto" style:column-width="16.2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Todo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ICOOB</text:p>
          </table:table-cell>
          <table:table-cell office:value-type="string">
            <text:p>SICREDI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/>
          <table:table-cell office:value-type="string">
            <text:p><text:s/>"Remessa - Registrar título no banco"</text:p>
          </table:table-cell>
          <table:table-cell office:value-type="string">
            <text:p>; //Registrar Título no Banco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/>
          <table:table-cell office:value-type="string">
            <text:p><text:s/>"Remessa - Enviada ao banco"</text:p>
          </table:table-cell>
          <table:table-cell office:value-type="string">
            <text:p>; //Indica que o título foi encaminhado por um arquivo de remessa e está aguardando o arquivo de retorno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/>
          <table:table-cell office:value-type="string">
            <text:p><text:s/>"Remessa - Baixar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/>
          <table:table-cell office:value-type="string">
            <text:p><text:s/>"Remessa - Debitar em cont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/>
          <table:table-cell office:value-type="string">
            <text:p><text:s/>"Remessa - Conceder abatime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/>
          <table:table-cell office:value-type="string">
            <text:p><text:s/>"Remessa - Cancelar abatime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/>
          <table:table-cell office:value-type="string">
            <text:p><text:s/>"Remessa - Conceder desco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/>
          <table:table-cell office:value-type="string">
            <text:p><text:s/>"Remessa - Cancelar desco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/>
          <table:table-cell office:value-type="string">
            <text:p><text:s/>"Remessa - Alterar vencime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/>
          <table:table-cell office:value-type="string">
            <text:p><text:s/>"Remessa - Protestar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/>
          <table:table-cell office:value-type="string">
            <text:p><text:s/>"Remessa - Cancelar instrução de protes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/>
          <table:table-cell office:value-type="string">
            <text:p><text:s/>"Remessa - Dispensar juros"</text:p>
          </table:table-cell>
          <table:table-cell office:value-type="string">
            <text:p>;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/>
          <table:table-cell office:value-type="string">
            <text:p><text:s/>"Remessa - Alterar nome-endereço do sac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/>
          <table:table-cell office:value-type="string">
            <text:p><text:s/>"Remessa - Alterar número de controle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/>
          <table:table-cell office:value-type="string">
            <text:p><text:s/>"Remessa - Outras ocorrências"</text:p>
          </table:table-cell>
          <table:table-cell office:value-type="string">
            <text:p>;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2">
            <text:p>02</text:p>
          </table:table-cell>
          <table:table-cell office:value-type="string">
            <text:p><text:s/>"Retorno - Registro confirmado"</text:p>
          </table:table-cell>
          <table:table-cell office:value-type="string">
            <text:p>; 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3">
            <text:p>03</text:p>
          </table:table-cell>
          <table:table-cell office:value-type="string">
            <text:p><text:s/>"Retorno - Registro recus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3">
            <text:p>03</text:p>
          </table:table-cell>
          <table:table-cell office:value-type="string">
            <text:p><text:s/>"Retorno - Comando recus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6">
            <text:p>06</text:p>
          </table:table-cell>
          <table:table-cell office:value-type="string">
            <text:p><text:s/>"Retorno - Liquid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5">
            <text:p>15</text:p>
          </table:table-cell>
          <table:table-cell office:value-type="string">
            <text:p><text:s/>"Retorno - Liquidado em Cartóri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/>
          <table:table-cell office:value-type="string">
            <text:p><text:s/>"Retorno - Liquidado parcialmente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/>
          <table:table-cell office:value-type="string">
            <text:p><text:s/>"Retorno - Liquidado saldo restante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/>
          <table:table-cell office:value-type="string">
            <text:p><text:s/>"Retorno - Liquidado sem registro"</text:p>
          </table:table-cell>
          <table:table-cell office:value-type="string">
            <text:p>; //Cobrança sem registro - título liquidado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/>
          <table:table-cell office:value-type="string">
            <text:p><text:s/>"Retorno - Liquidado por cont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/>
          <table:table-cell office:value-type="string">
            <text:p><text:s/>"Retorno - Baixa solicitad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9">
            <text:p>09</text:p>
          </table:table-cell>
          <table:table-cell office:value-type="string">
            <text:p><text:s/>"Retorno - Baix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0">
            <text:p>10</text:p>
          </table:table-cell>
          <table:table-cell office:value-type="string">
            <text:p><text:s/>"Retorno - Baixado por devoluçã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/>
          <table:table-cell office:value-type="string">
            <text:p><text:s/>"Retorno - Baixado por franco pagame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0">
            <text:p>10</text:p>
          </table:table-cell>
          <table:table-cell office:value-type="string">
            <text:p><text:s/>"Retorno - Baixa por protes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/>
          <table:table-cell office:value-type="string">
            <text:p><text:s/>"Retorno - Recebimento - Instrução baixar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/>
          <table:table-cell office:value-type="string">
            <text:p><text:s/>"Retorno - Baixa ou liquidação estornad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/>
          <table:table-cell office:value-type="string">
            <text:p><text:s/>"Retorno - Título EmSer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/>
          <table:table-cell office:value-type="string">
            <text:p><text:s/>"Retorno - Recebimento - Instrução conceder abatime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/>
          <table:table-cell office:value-type="string">
            <text:p><text:s/>"Retorno - Abatimento concedi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/>
          <table:table-cell office:value-type="string">
            <text:p><text:s/>"Retorno - Recebimento - Instrução cancelar abatime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/>
          <table:table-cell office:value-type="string">
            <text:p><text:s/>"Retorno - Abatimento cancel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/>
          <table:table-cell office:value-type="string">
            <text:p><text:s/>"Retorno - Recebimento - Instrução conceder desco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/>
          <table:table-cell office:value-type="string">
            <text:p><text:s/>"Retorno - Desconto concedi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/>
          <table:table-cell office:value-type="string">
            <text:p><text:s/>"Retorno - Recebimento - Instrução cancelar desco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/>
          <table:table-cell office:value-type="string">
            <text:p><text:s/>"Retorno - Desconto cancel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/>
          <table:table-cell office:value-type="string">
            <text:p><text:s/>"Retorno - Recebimento - Instrução alterar dados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/>
          <table:table-cell office:value-type="string">
            <text:p><text:s/>"Retorno - Dados alterados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/>
          <table:table-cell office:value-type="string">
            <text:p><text:s/>"Retorno - Recebimento - Instrução alterar vencimento 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/>
          <table:table-cell office:value-type="string">
            <text:p><text:s/>"Retorno - Vencimento alter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/>
          <table:table-cell office:value-type="string">
            <text:p><text:s/>"Retorno - Alteração dados nova entrad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/>
          <table:table-cell office:value-type="string">
            <text:p><text:s/>"Retorno - Alteração dados baix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/>
          <table:table-cell office:value-type="string">
            <text:p><text:s/>"Retorno - Recebimento - Instrução protestar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/>
          <table:table-cell office:value-type="string">
            <text:p><text:s/>"Retorno - Protest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/>
          <table:table-cell office:value-type="string">
            <text:p><text:s/>"Retorno - Recebimento - Instrução sustar protes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/>
          <table:table-cell office:value-type="string">
            <text:p><text:s/>"Retorno - Protesto sust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/>
          <table:table-cell office:value-type="string">
            <text:p><text:s/>"Retorno - Instrução protesto – rejeitado <text:s/>sustado ou pendente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/>
          <table:table-cell office:value-type="string">
            <text:p><text:s/>"Retorno - Débito em cont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/>
          <table:table-cell office:value-type="string">
            <text:p><text:s/>"Retorno - Recebimento - Instrução alterar nome do sac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/>
          <table:table-cell office:value-type="string">
            <text:p><text:s/>"Retorno - Nome do sacado alter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/>
          <table:table-cell office:value-type="string">
            <text:p><text:s/>"Retorno - Recebimento - Instrução alterar endereço do sac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/>
          <table:table-cell office:value-type="string">
            <text:p><text:s/>"Retorno - Endereço do sacado alter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23">
            <text:p>23</text:p>
          </table:table-cell>
          <table:table-cell office:value-type="string">
            <text:p><text:s/>"Retorno - Encaminhado ao Cartóri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34">
            <text:p>34</text:p>
          </table:table-cell>
          <table:table-cell office:value-type="string">
            <text:p><text:s/>"Retorno - Retirado de Cartóri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/>
          <table:table-cell office:value-type="string">
            <text:p><text:s/>"Retorno - Recebimento - Instrução dispensar juros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/>
          <table:table-cell office:value-type="string">
            <text:p><text:s/>"Retorno - Juros dispensados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/>
          <table:table-cell office:value-type="string">
            <text:p><text:s/>"Retorno - Manutenção de título venci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/>
          <table:table-cell office:value-type="string">
            <text:p><text:s/>"Retorno - Recebimento - Instrução alterar tipo de cobranç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/>
          <table:table-cell office:value-type="string">
            <text:p><text:s/>"Retorno - Tipo de cobrança alter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/>
          <table:table-cell office:value-type="string">
            <text:p><text:s/>"Retorno - Despesas protes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/>
          <table:table-cell office:value-type="string">
            <text:p><text:s/>"Retorno - Despesas sustação protes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/>
          <table:table-cell office:value-type="string">
            <text:p><text:s/>"Retorno - Débito custas antecipadas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/>
          <table:table-cell office:value-type="string">
            <text:p><text:s/>"Retorno - Custas Cartório Distribuidor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/>
          <table:table-cell office:value-type="string">
            <text:p><text:s/>"Retorno - Custas edital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/>
          <table:table-cell office:value-type="string">
            <text:p><text:s/>"Retorno - Protesto sustação estornad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/>
          <table:table-cell office:value-type="string">
            <text:p><text:s/>"Retorno - Débito de tarifas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/>
          <table:table-cell office:value-type="string">
            <text:p><text:s/>"Retorno - Acerto Depositári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36">
            <text:p>36</text:p>
          </table:table-cell>
          <table:table-cell office:value-type="string">
            <text:p><text:s/>"Retorno - Outras ocorrências"</text:p>
          </table:table-cell>
          <table:table-cell office:value-type="string">
            <text:p>;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1073">
            <text:p>1073</text:p>
          </table:table-cell>
          <table:table-cell/>
          <table:table-cell office:value-type="string">
            <text:p><text:s/>"Controle Interno - Baixa efetuada no document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/>
          <table:table-cell office:value-type="string">
            <text:p><text:s/>"Controle Interno - Documento cancelado no sistema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/>
          <table:table-cell office:value-type="string">
            <text:p><text:s/>"Retorno - Documento cancelado no banc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/>
          <table:table-cell office:value-type="string">
            <text:p><text:s/>"Remessa - Pedido de cancelamento do documento no banco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8">
            <text:p>28</text:p>
          </table:table-cell>
          <table:table-cell office:value-type="string">
            <text:p><text:s/>"Retorno -Cobrança de Tarifa Bancária"</text:p>
          </table:table-cell>
          <table:table-cell/>
        </table:table-row>
        <table:table-row table:style-name="ro1" table:number-rows-repeated="104849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48 SICREDI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MOTIVO OCORRÊNCIA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Código do banco inválid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Código do registro detalhe inválido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Código da ocorrência inválido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Código de ocorrência não permitida para a carteira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Código de ocorrência não numéric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Cooperativa/agência/conta/dígito inválidos</text:p>
          </table:table-cell>
        </table:table-row>
        <table:table-row table:style-name="ro1">
          <table:table-cell office:value-type="string">
            <text:p>08</text:p>
          </table:table-cell>
          <table:table-cell office:value-type="string">
            <text:p>Nosso número inválido</text:p>
          </table:table-cell>
        </table:table-row>
        <table:table-row table:style-name="ro1">
          <table:table-cell office:value-type="string">
            <text:p>09</text:p>
          </table:table-cell>
          <table:table-cell office:value-type="string">
            <text:p>Nosso número duplicado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Carteira inválida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Título protestado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Cooperativa/carteira/agência/conta/nosso número inválidos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Data de vencimento inválida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Data de vencimento anterior à data de emissão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Vencimento fora do prazo de operação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Valor do título inválido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Espécie do título inválida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Espécie não permitida para a carteira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Data de emissão inválida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Valor do desconto maior/igual ao valor do título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Concessão de desconto - existe desconto anterior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Valor do abatimento inválido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Valor do abatimento maior/igual ao valor do título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Concessão de abatimento - existe abatimento anterior38 Prazo para protesto inválido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Pedido para protesto não permitido para o título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Título com ordem de protesto emitida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Pedido cancelamento/sustação sem instrução de protesto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Cooperativa de crédito/agência cedente não prevista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string">
            <text:p>Nome do sacado inválido</text:p>
          </table:table-cell>
        </table:table-row>
        <table:table-row table:style-name="ro1">
          <table:table-cell office:value-type="string">
            <text:p>46</text:p>
          </table:table-cell>
          <table:table-cell office:value-type="string">
            <text:p>Tipo/número de inscrição do sacado inválidos</text:p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Endereço do sacado não informado</text:p>
          </table:table-cell>
        </table:table-row>
        <table:table-row table:style-name="ro1">
          <table:table-cell office:value-type="string">
            <text:p>48</text:p>
          </table:table-cell>
          <table:table-cell office:value-type="string">
            <text:p>CEP irregular</text:p>
          </table:table-cell>
        </table:table-row>
        <table:table-row table:style-name="ro1">
          <table:table-cell office:value-type="string">
            <text:p>49</text:p>
          </table:table-cell>
          <table:table-cell office:value-type="string">
            <text:p>Número de Inscrição do sacador/avalista inválido</text:p>
          </table:table-cell>
        </table:table-row>
        <table:table-row table:style-name="ro1">
          <table:table-cell office:value-type="string">
            <text:p>50</text:p>
          </table:table-cell>
          <table:table-cell office:value-type="string">
            <text:p>Sacador/avalista não informado60 Movimento para título não cadastrado</text:p>
          </table:table-cell>
        </table:table-row>
        <table:table-row table:style-name="ro1">
          <table:table-cell office:value-type="string">
            <text:p>63</text:p>
          </table:table-cell>
          <table:table-cell office:value-type="string">
            <text:p>Entrada para título já cadastradoA AceitoD Desprezado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Praça do sacado não cadastrada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Tipo de cobrança do título divergente com a praça do sacado.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Cooperativa/agência depositária divergente: atualiza o cadastro de praças da Coop./agência cedente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Cedente não cadastrado ou possui CGC/CIC inválido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Sacado não cadastrado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string">
            <text:p>Data da instrução/ocorrência inválida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Ocorrência não pode ser comandada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string">
            <text:p>Recebimento da liquidação fora da rede SICREDI - via compensação eletrônica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Tarifa de baixa da carteira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Tarifa de rateio dos custos de impressão completa de bloquetos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string">
            <text:p>Tarifa de registro de entrada de título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string">
            <text:p>Tipo de moeda inválidoB5 Tipo de desconto/juros inválido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string">
            <text:p>Mensagem padrão não cadastrada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string">
            <text:p>Seu número inválido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string">
            <text:p>Percentual de multa inválido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string">
            <text:p>Valor ou percentual de juros inválido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Data limite para concessão de desconto inválida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Aceite do título inválido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Campo alterado na instrução “31 – alteração de outros dados” inválido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Título ainda não foi confirmado pela centralizadora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Título rejeitado pela centralizadora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Título já liquidado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Título já baixado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Existe mesma instrução pendente de confirmação para este título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Instrução prévia de concessão de abatimento não existe ou não confirmada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Título dentro do prazo de vencimento (em dia)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Espécie de documento não permite protesto de título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Título possui instrução de baixa pendente de confirmação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Quantidade de mensagens padrão excede o limite permitido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Quantidade inválida no pedido de bloquetos pré-impressos da cobrança sem registro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Tipo de impressão inválida para cobrança sem registro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Cidade ou Estado do sacado não informado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Seqüência para composição do nosso número do ano atual esgotada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Registro mensagem para título não cadastrado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string">
            <text:p>Tarifa de rateio de impressão completa posta não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string">
            <text:p>Registro complementar ao cadastro do título da cobrança com e sem registro não cadastrado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string">
            <text:p>Tipo de postagem inválido, diferente de S, N e branco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Pedido de bloquetos pré-impressos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Confirmação/rejeição para pedidos de bloquetos não cadastrado</text:p>
          </table:table-cell>
        </table:table-row>
        <table:table-row table:style-name="ro1">
          <table:table-cell office:value-type="string">
            <text:p>E6</text:p>
          </table:table-cell>
          <table:table-cell office:value-type="string">
            <text:p>Sacador/avalista não cadastrado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string">
            <text:p>Informação para atualização do valor do título para protesto inválido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Tipo de impressão inválido, diferente de A, B e branco</text:p>
          </table:table-cell>
        </table:table-row>
        <table:table-row table:style-name="ro1">
          <table:table-cell office:value-type="string">
            <text:p>E9</text:p>
          </table:table-cell>
          <table:table-cell office:value-type="string">
            <text:p>Código do sacado do título divergente com o código da cooperativa de crédito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Liquidado no sistema do cliente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Baixado no sistema do cliente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Instrução inválida, este título está caucionado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Instrução fixa com caracteres inválidos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Nosso número / número da parcela fora de seqüência – total de parcelas inválido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Tarifa de entrada na rede SICREDI</text:p>
          </table:table-cell>
        </table:table-row>
        <table:table-row table:style-name="ro1">
          <table:table-cell office:value-type="string">
            <text:p>F7</text:p>
          </table:table-cell>
          <table:table-cell office:value-type="string">
            <text:p>Falta de comprovante de prestação de serviço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Nome do cedente incompleto / incorreto.</text:p>
          </table:table-cell>
        </table:table-row>
        <table:table-row table:style-name="ro1">
          <table:table-cell office:value-type="string">
            <text:p>F9</text:p>
          </table:table-cell>
          <table:table-cell office:value-type="string">
            <text:p>CNPJ / CPF incompatível com o nome do sacado / sacador avalista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string">
            <text:p>CNPJ / CPF do sacador Incompatível com a espécie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string">
            <text:p>Título aceito: sem a assinatura do sacado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string">
            <text:p>Título aceito: rasurado ou rasgado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string">
            <text:p>Título aceito: falta título (cooperativa/ag. cedente deverá enviá-lo)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string">
            <text:p>Praça de pagamento incompatível com o endereço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string">
            <text:p>Título aceito: sem endosso ou cedente irregular</text:p>
          </table:table-cell>
        </table:table-row>
        <table:table-row table:style-name="ro1">
          <table:table-cell office:value-type="string">
            <text:p>G7</text:p>
          </table:table-cell>
          <table:table-cell office:value-type="string">
            <text:p>Título aceito: valor por extenso diferente do valor numérico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string">
            <text:p>Saldo maior que o valor do título</text:p>
          </table:table-cell>
        </table:table-row>
        <table:table-row table:style-name="ro1">
          <table:table-cell office:value-type="string">
            <text:p>G9</text:p>
          </table:table-cell>
          <table:table-cell office:value-type="string">
            <text:p>Tipo de endosso inválido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Nome do sacador incompleto / Incorreto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Sustação judicial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Sacado não encontrado</text:p>
          </table:table-cell>
        </table:table-row>
        <table:table-row table:style-name="ro1">
          <table:table-cell office:value-type="string">
            <text:p>H4</text:p>
          </table:table-cell>
          <table:table-cell office:value-type="string">
            <text:p>Alteração de carteira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string">
            <text:p>Recebimento de liquidação fora da rede SICREDI – V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Inferior – Via Compensação</text:p>
          </table:table-cell>
        </table:table-row>
        <table:table-row table:style-name="ro1">
          <table:table-cell office:value-type="string">
            <text:p>H6</text:p>
          </table:table-cell>
          <table:table-cell office:value-type="string">
            <text:p>Recebimento de liquidação fora da rede SICREDI – V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Superior – Via Compensação</text:p>
          </table:table-cell>
        </table:table-row>
        <table:table-row table:style-name="ro1">
          <table:table-cell office:value-type="string">
            <text:p>H7</text:p>
          </table:table-cell>
          <table:table-cell office:value-type="string">
            <text:p>Espécie de documento necessita cedente ou avalista PJ</text:p>
          </table:table-cell>
        </table:table-row>
        <table:table-row table:style-name="ro1">
          <table:table-cell office:value-type="string">
            <text:p>H8</text:p>
          </table:table-cell>
          <table:table-cell office:value-type="string">
            <text:p>Recebimento de liquidação fora da rede SICREDI – Contingência Via Compe</text:p>
          </table:table-cell>
        </table:table-row>
        <table:table-row table:style-name="ro1">
          <table:table-cell office:value-type="string">
            <text:p>H9</text:p>
          </table:table-cell>
          <table:table-cell office:value-type="string">
            <text:p>Dados do título não conferem com disquete</text:p>
          </table:table-cell>
        </table:table-row>
        <table:table-row table:style-name="ro1">
          <table:table-cell office:value-type="string">
            <text:p>I1</text:p>
          </table:table-cell>
          <table:table-cell office:value-type="string">
            <text:p>Sacado e sacador avalista são a mesma pessoa</text:p>
          </table:table-cell>
        </table:table-row>
        <table:table-row table:style-name="ro1">
          <table:table-cell office:value-type="string">
            <text:p>I2</text:p>
          </table:table-cell>
          <table:table-cell office:value-type="string">
            <text:p>Aguardar um dia útil após o vencimento para protestar</text:p>
          </table:table-cell>
        </table:table-row>
        <table:table-row table:style-name="ro1">
          <table:table-cell office:value-type="string">
            <text:p>I3</text:p>
          </table:table-cell>
          <table:table-cell office:value-type="string">
            <text:p>Data do vencimento rasurada</text:p>
          </table:table-cell>
        </table:table-row>
        <table:table-row table:style-name="ro1">
          <table:table-cell office:value-type="string">
            <text:p>I4</text:p>
          </table:table-cell>
          <table:table-cell office:value-type="string">
            <text:p>Vencimento – extenso não confere com número</text:p>
          </table:table-cell>
        </table:table-row>
        <table:table-row table:style-name="ro1">
          <table:table-cell office:value-type="string">
            <text:p>I5</text:p>
          </table:table-cell>
          <table:table-cell office:value-type="string">
            <text:p>Falta data de vencimento no título</text:p>
          </table:table-cell>
        </table:table-row>
        <table:table-row table:style-name="ro1">
          <table:table-cell office:value-type="string">
            <text:p>I6</text:p>
          </table:table-cell>
          <table:table-cell office:value-type="string">
            <text:p>DM/DMI sem comprovante autenticado ou declaração</text:p>
          </table:table-cell>
        </table:table-row>
        <table:table-row table:style-name="ro1">
          <table:table-cell office:value-type="string">
            <text:p>I7</text:p>
          </table:table-cell>
          <table:table-cell office:value-type="string">
            <text:p>Comprovante ilegível para conferência e microfilmagem</text:p>
          </table:table-cell>
        </table:table-row>
        <table:table-row table:style-name="ro1">
          <table:table-cell office:value-type="string">
            <text:p>I8</text:p>
          </table:table-cell>
          <table:table-cell office:value-type="string">
            <text:p>Nome solicitado não confere com emitente ou sacado</text:p>
          </table:table-cell>
        </table:table-row>
        <table:table-row table:style-name="ro1">
          <table:table-cell office:value-type="string">
            <text:p>I9</text:p>
          </table:table-cell>
          <table:table-cell office:value-type="string">
            <text:p>Confirmar se são 2 emitentes. Se sim, indicar os dados dos 2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Endereço do sacado igual ao do sacador ou do portador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Endereço do apresentante incompleto ou não informado</text:p>
          </table:table-cell>
        </table:table-row>
        <table:table-row table:style-name="ro1">
          <table:table-cell office:value-type="string">
            <text:p>J3</text:p>
          </table:table-cell>
          <table:table-cell office:value-type="string">
            <text:p>Rua/número inexistente no endereço</text:p>
          </table:table-cell>
        </table:table-row>
        <table:table-row table:style-name="ro1">
          <table:table-cell office:value-type="string">
            <text:p>J4</text:p>
          </table:table-cell>
          <table:table-cell office:value-type="string">
            <text:p>Falta endosso do favorecido para o apresentante</text:p>
          </table:table-cell>
        </table:table-row>
        <table:table-row table:style-name="ro1">
          <table:table-cell office:value-type="string">
            <text:p>J5</text:p>
          </table:table-cell>
          <table:table-cell office:value-type="string">
            <text:p>Data da emissão rasurada</text:p>
          </table:table-cell>
        </table:table-row>
        <table:table-row table:style-name="ro1">
          <table:table-cell office:value-type="string">
            <text:p>J6</text:p>
          </table:table-cell>
          <table:table-cell office:value-type="string">
            <text:p>Falta assinatura do sacador no título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string">
            <text:p>Nome do apresentante não informado/incompleto/incorreto</text:p>
          </table:table-cell>
        </table:table-row>
        <table:table-row table:style-name="ro1">
          <table:table-cell office:value-type="string">
            <text:p>J8</text:p>
          </table:table-cell>
          <table:table-cell office:value-type="string">
            <text:p>Erro de preenchimento do titulo</text:p>
          </table:table-cell>
        </table:table-row>
        <table:table-row table:style-name="ro1">
          <table:table-cell office:value-type="string">
            <text:p>J9</text:p>
          </table:table-cell>
          <table:table-cell office:value-type="string">
            <text:p>Titulo com direito de regresso vencido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Titulo apresentado em duplicidade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Titulo já protestado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Letra de cambio vencida – falta aceite do sacado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Falta declaração de saldo assinada no título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trato de cambio – Falta conta gráfica</text:p>
          </table:table-cell>
        </table:table-row>
        <table:table-row table:style-name="ro1">
          <table:table-cell office:value-type="string">
            <text:p>K6</text:p>
          </table:table-cell>
          <table:table-cell office:value-type="string">
            <text:p>Ausência do documento físico</text:p>
          </table:table-cell>
        </table:table-row>
        <table:table-row table:style-name="ro1">
          <table:table-cell office:value-type="string">
            <text:p>K7</text:p>
          </table:table-cell>
          <table:table-cell office:value-type="string">
            <text:p>Sacado falecido</text:p>
          </table:table-cell>
        </table:table-row>
        <table:table-row table:style-name="ro1">
          <table:table-cell office:value-type="string">
            <text:p>K8</text:p>
          </table:table-cell>
          <table:table-cell office:value-type="string">
            <text:p>Sacado apresentou quitação do título</text:p>
          </table:table-cell>
        </table:table-row>
        <table:table-row table:style-name="ro1">
          <table:table-cell office:value-type="string">
            <text:p>K9</text:p>
          </table:table-cell>
          <table:table-cell office:value-type="string">
            <text:p>Título de outra jurisdição territorial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Título com emissão anterior a concordata do sacado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string">
            <text:p>Sacado consta na lista de falência</text:p>
          </table:table-cell>
        </table:table-row>
        <table:table-row table:style-name="ro1">
          <table:table-cell office:value-type="string">
            <text:p>L3</text:p>
          </table:table-cell>
          <table:table-cell office:value-type="string">
            <text:p>Apresentante não aceita publicação de edital</text:p>
          </table:table-cell>
        </table:table-row>
        <table:table-row table:style-name="ro1">
          <table:table-cell office:value-type="string">
            <text:p>L4</text:p>
          </table:table-cell>
          <table:table-cell office:value-type="string">
            <text:p>Dados do Sacado em Branco ou inválido</text:p>
          </table:table-cell>
        </table:table-row>
        <table:table-row table:style-name="ro1">
          <table:table-cell office:value-type="string">
            <text:p>L5</text:p>
          </table:table-cell>
          <table:table-cell office:value-type="string">
            <text:p>Código do Sacado na agência cedente está duplicado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Regularização centralizadora – Rede SICREDI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Regularização centralizadora – Compensação</text:p>
          </table:table-cell>
        </table:table-row>
        <table:table-row table:style-name="ro1">
          <table:table-cell office:value-type="string">
            <text:p>X3</text:p>
          </table:table-cell>
          <table:table-cell office:value-type="string">
            <text:p>Regularização centralizadora – Banco correspondente</text:p>
          </table:table-cell>
        </table:table-row>
        <table:table-row table:style-name="ro1">
          <table:table-cell office:value-type="string">
            <text:p>X4</text:p>
          </table:table-cell>
          <table:table-cell office:value-type="string">
            <text:p>Regularização centralizadora - VLB Inferior - via compensação</text:p>
          </table:table-cell>
        </table:table-row>
        <table:table-row table:style-name="ro1">
          <table:table-cell office:value-type="string">
            <text:p>X5</text:p>
          </table:table-cell>
          <table:table-cell office:value-type="string">
            <text:p>Regularização centralizadora - VLB Superior - via compensaçã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0" number:min-integer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/11/2012</text:date>, <text:time>04:50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2:12:47</meta:creation-date>
    <dc:date>2012-11-06T04:50:25</dc:date>
    <meta:editing-duration>PT15H30M20S</meta:editing-duration>
    <meta:editing-cycles>4</meta:editing-cycles>
    <meta:generator>OpenOffice.org/3.4$Linux OpenOffice.org_project/340m1$Build-9590</meta:generator>
    <meta:document-statistic meta:table-count="2" meta:cell-count="531" meta:object-count="0"/>
  </office:meta>
</office:document-meta>
</file>